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747cm" fo:min-width="5.65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442cm" fo:min-width="6.589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5.433cm" fo:min-width="5.82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8.089cm" fo:min-width="6.07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133cm" fo:min-width="8.458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363cm" fo:min-width="6.28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8.295cm" fo:min-width="6.071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639cm" fo:min-width="3.22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659cm" fo:min-width="2.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639cm" fo:min-width="3.39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639cm" fo:min-width="3.943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368cm" fo:min-width="6.6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639cm" fo:min-width="5.374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638cm" fo:min-width="7.218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82cm" fo:min-width="3.624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508cm" fo:min-width="3.22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24cm" fo:min-width="0.51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86cm" fo:min-width="0.621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4cm" fo:min-width="3.624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96cm" fo:min-width="3.226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24cm" fo:min-width="0.514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cm" fo:min-width="3.582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eeeeee" draw:fill-color="#000000" draw:textarea-horizontal-align="justify" draw:textarea-vertical-align="middle" draw:auto-grow-height="false" fo:min-height="0.903cm" fo:min-width="26.678cm" loext:decorative="false"/>
    </style:style>
    <style:style style:name="gr30" style:family="graphic" style:parent-style-name="standard">
      <style:graphic-properties svg:stroke-color="#eeeeee" draw:fill-color="#000000" draw:textarea-horizontal-align="justify" draw:textarea-vertical-align="middle" draw:auto-grow-height="false" fo:min-height="1.83cm" fo:min-width="26.678cm" loext:decorative="false"/>
    </style:style>
    <style:style style:name="gr31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184cm" fo:min-width="1.644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549cm" fo:min-width="1.644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184cm" fo:min-width="1.64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184cm" fo:min-width="1.64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184cm" fo:min-width="1.644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184cm" fo:min-width="1.64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184cm" fo:min-width="1.64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184cm" fo:min-width="1.644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549cm" fo:min-width="1.645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548cm" fo:min-width="0.536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549cm" fo:min-width="1.64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549cm" fo:min-width="1.645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548cm" fo:min-width="0.536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548cm" fo:min-width="0.53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6.722cm" style:writing-mode="lr-tb" loext:decorative="false"/>
      <style:paragraph-properties style:writing-mode="lr-tb"/>
    </style:style>
    <style:style style:name="gr5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9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14.384cm" fo:min-width="3.361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ffffff" draw:fill-color="#000000" draw:textarea-horizontal-align="justify" draw:textarea-vertical-align="top" draw:auto-grow-height="false" fo:min-height="15.37cm" fo:min-width="18.989cm" style:writing-mode="lr-tb" loext:decorative="false"/>
      <style:paragraph-properties style:writing-mode="lr-tb"/>
    </style:style>
    <style:style style:name="gr78" style:family="graphic" style:parent-style-name="standard">
      <style:graphic-properties svg:stroke-color="#ffffff" draw:fill-color="#000000" draw:textarea-horizontal-align="justify" draw:textarea-vertical-align="top" draw:auto-grow-height="false" fo:min-height="12.28cm" fo:min-width="11.846cm" style:writing-mode="lr-tb" loext:decorative="false"/>
      <style:paragraph-properties style:writing-mode="lr-tb"/>
    </style:style>
    <style:style style:name="gr79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0.178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2.982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3.098cm" style:writing-mode="lr-tb" loext:decorative="false"/>
      <style:paragraph-properties style:writing-mode="lr-tb"/>
    </style:style>
    <style:style style:name="gr82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248cm" style:writing-mode="lr-tb" loext:decorative="false"/>
      <style:paragraph-properties style:writing-mode="lr-tb"/>
    </style:style>
    <style:style style:name="gr83" style:family="graphic" style:parent-style-name="standard">
      <style:graphic-properties svg:stroke-color="#ffffff" draw:fill-color="#000000" draw:textarea-horizontal-align="justify" draw:textarea-vertical-align="top" draw:auto-grow-height="false" fo:min-height="12.28cm" fo:min-width="5.052cm" style:writing-mode="lr-tb" loext:decorative="false"/>
      <style:paragraph-properties style:writing-mode="lr-tb"/>
    </style:style>
    <style:style style:name="gr84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985cm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4.688cm" style:writing-mode="lr-tb" loext:decorative="false"/>
      <style:paragraph-properties style:writing-mode="lr-tb"/>
    </style:style>
    <style:style style:name="gr86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23.529cm" style:writing-mode="lr-tb" loext:decorative="false"/>
      <style:paragraph-properties style:writing-mode="lr-tb"/>
    </style:style>
    <style:style style:name="gr87" style:family="graphic" style:parent-style-name="standard">
      <style:graphic-properties svg:stroke-color="#ffffff" draw:fill-color="#000000" draw:textarea-horizontal-align="justify" draw:textarea-vertical-align="top" draw:auto-grow-height="false" fo:min-height="10.927cm" fo:min-width="23.52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69a2e" loext:opacity="100%" fo:font-size="10.5pt" style:font-size-asian="10.5pt" style:font-size-complex="10.5pt"/>
    </style:style>
    <style:style style:name="T14" style:family="text">
      <style:text-properties style:use-window-font-color="true" loext:opacity="0%" fo:font-size="10.5pt" style:font-size-asian="10.5pt" style:font-size-complex="10.5pt"/>
    </style:style>
    <style:style style:name="T15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5" draw:text-style-name="P2" draw:layer="layout" svg:width="6.157cm" svg:height="6.997cm" svg:x="7.541cm" svg:y="0.154cm">
          <text:p text:style-name="P1"><text:span text:style-name="T3">- Main app form (look)</text:span></text:p>
          <text:p text:style-name="P1"><text:span text:style-name="T3">- Main app functions (load dll files)</text:span></text:p>
          <text:p text:style-name="P1"><text:span text:style-name="T3">- graphics functions (play scene etc)</text:span></text:p>
          <text:p text:style-name="P1"><text:span text:style-name="T2"/></text:p>
          <text:p text:style-name="P1"><text:span text:style-name="T3">- Database file</text:span></text:p>
          <text:p text:style-name="P1"><text:span text:style-name="T3">- Database functions</text:span></text:p>
          <text:p text:style-name="P1"><text:span text:style-name="T2"/></text:p>
          <text:p text:style-name="P1"><text:span text:style-name="T3">- Custom Controls</text:span></text:p>
          <text:p text:style-name="P1"><text:span text:style-name="T3">- General functions</text:span></text:p>
          <text:p text:style-name="P1"><text:span text:style-name="T2"/></text:p>
          <text:p text:style-name="P1"><text:span text:style-name="T3">- Settings form</text:span></text:p>
          <text:p text:style-name="P1"><text:span text:style-name="T2"/></text:p>
          <text:p text:style-name="P1"><text:span text:style-name="T3">- XPression functions</text:span></text:p>
          <text:p text:style-name="P1"><text:span text:style-name="T3">- vMix functions</text:span></text:p>
          <text:p text:style-name="P1"><text:span text:style-name="T3">- CasparCG functions</text:span></text:p>
          <text:p text:style-name="P1"><text:span text:style-name="T2"/></text:p>
          <text:p text:style-name="P1"><text:span text:style-name="T3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089cm" svg:height="3.692cm" svg:x="0.157cm" svg:y="0.145cm">
          <text:p text:style-name="P1"><text:span text:style-name="T3">Main app functions (load dll files):</text:span></text:p>
          <text:p text:style-name="P1"><text:span text:style-name="T2"/></text:p>
          <text:p text:style-name="P1"><text:span text:style-name="T3">- Load in all .dll files from folder</text:span></text:p>
          <text:p text:style-name="P1"><text:span text:style-name="T3">- Assign these as references</text:span></text:p>
          <text:p text:style-name="P1"><text:span text:style-name="T3">- Populate settings (like Graphics Program)</text:span></text:p>
          <text:p text:style-name="P1"><text:span text:style-name="T3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23cm" svg:height="5.683cm" svg:x="0.173cm" svg:y="3.99cm">
          <text:p text:style-name="P1"><text:span text:style-name="T3">Graphics functions (play scene etc):</text:span></text:p>
          <text:p text:style-name="P1"><text:span text:style-name="T2"/></text:p>
          <text:p text:style-name="P5"><text:span text:style-name="T3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3">- Play scene</text:span></text:p>
          <text:p text:style-name="P5"><text:span text:style-name="T3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571cm" svg:height="8.339cm" svg:x="7.514cm" svg:y="7.319cm">
          <text:p text:style-name="P6"><text:span text:style-name="T3">Types of .dll/.db files:</text:span></text:p>
          <text:p text:style-name="P6"><text:span text:style-name="T3">(multiple) Packet form designs</text:span></text:p>
          <text:p text:style-name="P6"><text:span text:style-name="T3">(multiple) Graphics Program functions</text:span></text:p>
          <text:p text:style-name="P7"><text:span text:style-name="T3">(multiple) Database file</text:span></text:p>
          <text:p text:style-name="P7"><text:span text:style-name="T3">(multiple) Themes????</text:span></text:p>
          <text:p text:style-name="P6"><text:span text:style-name="T2"/></text:p>
          <text:p text:style-name="P6"><text:span text:style-name="T3">???? Project settings</text:span></text:p>
          <text:p text:style-name="P6"><text:span text:style-name="T2"/></text:p>
          <text:p text:style-name="P6"><text:span text:style-name="T2"/></text:p>
          <text:p text:style-name="P7"><text:span text:style-name="T3">(single?) Database functions</text:span></text:p>
          <text:p text:style-name="P7"><text:span text:style-name="T3">(single?) Custom Controls</text:span></text:p>
          <text:p text:style-name="P7"><text:span text:style-name="T3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3">In app:</text:span></text:p>
          <text:p text:style-name="P7"><text:span text:style-name="T3">Main form</text:span></text:p>
          <text:p text:style-name="P7"><text:span text:style-name="T3">Settings form</text:span></text:p>
          <text:p text:style-name="P7"><text:span text:style-name="T2"/></text:p>
          <text:p text:style-name="P7"><text:span text:style-name="T3">Graphics functions</text:span></text:p>
          <text:p text:style-name="P7"><text:span text:style-name="T3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958cm" svg:height="4.383cm" svg:x="13.908cm" svg:y="0.177cm">
          <text:p text:style-name="P1"><text:span text:style-name="T3">Create a template for forms with:</text:span></text:p>
          <text:p text:style-name="P1"><text:span text:style-name="T3">- Form layout (fixed dimensions)</text:span></text:p>
          <text:p text:style-name="P1"><text:span text:style-name="T3">- custom project settings (added to normal)</text:span></text:p>
          <text:p text:style-name="P1"><text:span text:style-name="T2"/></text:p>
          <text:p text:style-name="P1"><text:span text:style-name="T3">Template has references to:</text:span></text:p>
          <text:p text:style-name="P1"><text:span text:style-name="T3">- Custom tools</text:span></text:p>
          <text:p text:style-name="P1"><text:span text:style-name="T3">- Graphics functions</text:span></text:p>
          <text:p text:style-name="P1"><text:span text:style-name="T3">- Database stuff</text:span></text:p>
          <text:p text:style-name="P1"><text:span text:style-name="T2"/></text:p>
          <text:p text:style-name="P1"><text:span text:style-name="T3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786cm" svg:height="6.613cm" svg:x="14.351cm" svg:y="4.901cm">
          <text:p text:style-name="P6"><text:span text:style-name="T3">Controls:</text:span></text:p>
          <text:p text:style-name="P6"><text:span text:style-name="T2"/></text:p>
          <text:p text:style-name="P6"><text:span text:style-name="T3">DB_Linker:</text:span></text:p>
          <text:p text:style-name="P6"><text:span text:style-name="T3">In the properties the user can get an [object] in a [scene] to change the text or material to a [database column]</text:span></text:p>
          <text:p text:style-name="P6"><text:span text:style-name="T3">Format: [Data]&gt;(SheetName)&gt;(ColumnName)</text:span></text:p>
          <text:p text:style-name="P6"><text:span text:style-name="T3">[Data]: indicate that it gets from the db</text:span></text:p>
          <text:p text:style-name="P6"><text:span text:style-name="T3">SheetName: what sheet the data is in</text:span></text:p>
          <text:p text:style-name="P6"><text:span text:style-name="T3">ColumnName: what column the data is in</text:span></text:p>
          <text:p text:style-name="P6"><text:span text:style-name="T2"/></text:p>
          <text:p text:style-name="P6"><text:span text:style-name="T3">DB_Viewer: Custom dataGridView</text:span></text:p>
          <text:p text:style-name="P6"><text:span text:style-name="T3">OS_Button: Custom button</text:span></text:p>
          <text:p text:style-name="P6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571cm" svg:height="8.545cm" svg:x="21.304cm" svg:y="5.073cm">
          <text:p text:style-name="P6"><text:span text:style-name="T3">How do I want to setup the tournaments?</text:span></text:p>
          <text:p text:style-name="P6"><text:span text:style-name="T2"/></text:p>
          <text:p text:style-name="P6"><text:span text:style-name="T3">In the database</text:span></text:p>
          <text:p text:style-name="P6"><text:span text:style-name="T3">Edit in program itself</text:span></text:p>
          <text:p text:style-name="P6"><text:span text:style-name="T3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3">Database per sport:</text:span></text:p>
          <text:p text:style-name="P6"><text:span text:style-name="T3">Fighters/Players</text:span></text:p>
          <text:p text:style-name="P6"><text:span text:style-name="T3">Matches/Tournaments</text:span></text:p>
          <text:p text:style-name="P6"><text:span text:style-name="T3">Sponsors</text:span></text:p>
          <text:p text:style-name="P6"><text:span text:style-name="T2"/></text:p>
          <text:p text:style-name="P6"><text:span text:style-name="T2"/></text:p>
          <text:p text:style-name="P6"><text:span text:style-name="T3">Database main??</text:span></text:p>
          <text:p text:style-name="P6"><text:span text:style-name="T3">Settings?</text:span></text:p>
          <text:p text:style-name="P6"><text:span text:style-name="T3">Packages?</text:span></text:p>
          <text:p text:style-name="P6"><text:span text:style-name="T3">References?</text:span></text:p>
          <text:p text:style-name="P6"><text:span text:style-name="T3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style-name="gr12" draw:text-style-name="P2" xml:id="id2" draw:id="id2" draw:layer="layout" svg:width="3.727cm" svg:height="0.889cm" svg:x="13.734cm" svg:y="1.12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3" draw:id="id3" draw:layer="layout" svg:width="3.49cm" svg:height="0.909cm" svg:x="17.74cm" svg:y="2.637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7" draw:id="id7" draw:layer="layout" svg:width="3.895cm" svg:height="0.889cm" svg:x="12.983cm" svg:y="4.316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4" draw:id="id4" draw:layer="layout" svg:width="4.443cm" svg:height="0.889cm" svg:x="17.762cm" svg:y="4.236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5" draw:id="id5" draw:layer="layout" svg:width="7.147cm" svg:height="2.618cm" svg:x="17.761cm" svg:y="5.821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6" draw:id="id6" draw:layer="layout" svg:width="5.874cm" svg:height="0.889cm" svg:x="17.771cm" svg:y="9.119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1" draw:id="id1" draw:layer="layout" svg:width="7.718cm" svg:height="0.888cm" svg:x="17.791cm" svg:y="10.678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svg:x1="25.509cm" svg:y1="11.122cm" svg:x2="17.461cm" svg:y2="1.573cm" draw:start-shape="id1" draw:start-glue-point="1" draw:end-shape="id2" draw:end-glue-point="1" svg:d="M25509 11122h501v-9549h-8549" svg:viewBox="0 0 8550 9550">
          <text:p/>
        </draw:connector>
        <draw:connector draw:style-name="gr19" draw:text-style-name="P12" draw:layer="layout" svg:x1="15.597cm" svg:y1="2.018cm" svg:x2="17.74cm" svg:y2="3.091cm" draw:start-shape="id2" draw:start-glue-point="2" draw:end-shape="id3" draw:end-glue-point="3" svg:d="M15597 2018v1073h2143" svg:viewBox="0 0 2144 1074">
          <text:p/>
        </draw:connector>
        <draw:connector draw:style-name="gr19" draw:text-style-name="P12" draw:layer="layout" svg:x1="19.471cm" svg:y1="3.546cm" svg:x2="19.983cm" svg:y2="4.236cm" draw:end-shape="id4" svg:d="M19471 3546v94h512v596" svg:viewBox="0 0 513 691">
          <text:p/>
        </draw:connector>
        <draw:connector draw:style-name="gr19" draw:text-style-name="P12" draw:layer="layout" svg:x1="19.983cm" svg:y1="5.125cm" svg:x2="21.334cm" svg:y2="5.821cm" draw:start-shape="id4" draw:start-glue-point="2" draw:end-shape="id5" draw:end-glue-point="0" svg:d="M19983 5125v348h1351v348" svg:viewBox="0 0 1352 697">
          <text:p/>
        </draw:connector>
        <draw:connector draw:style-name="gr19" draw:text-style-name="P12" draw:layer="layout" svg:x1="21.334cm" svg:y1="8.439cm" svg:x2="20.708cm" svg:y2="9.119cm" draw:start-shape="id5" draw:start-glue-point="2" draw:end-shape="id6" draw:end-glue-point="0" svg:d="M21334 8439v340h-626v340" svg:viewBox="0 0 627 681">
          <text:p/>
        </draw:connector>
        <draw:connector draw:style-name="gr19" draw:text-style-name="P12" draw:layer="layout" svg:x1="20.708cm" svg:y1="10.008cm" svg:x2="21.65cm" svg:y2="10.678cm" draw:start-shape="id6" draw:start-glue-point="2" draw:end-shape="id1" draw:end-glue-point="0" svg:d="M20708 10008v335h942v335" svg:viewBox="0 0 943 671">
          <text:p/>
        </draw:connector>
        <draw:connector draw:style-name="gr19" draw:text-style-name="P12" draw:layer="layout" svg:x1="15.597cm" svg:y1="2.018cm" svg:x2="14.93cm" svg:y2="4.316cm" draw:start-shape="id2" draw:start-glue-point="2" draw:end-shape="id7" draw:end-glue-point="0" svg:d="M15597 2018v1148h-667v1150" svg:viewBox="0 0 668 2299">
          <text:p/>
        </draw:connector>
        <draw:custom-shape draw:style-name="gr20" draw:text-style-name="P2" xml:id="id8" draw:id="id8" draw:layer="layout" svg:width="4.124cm" svg:height="2.07cm" svg:x="12.861cm" svg:y="5.946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svg:x1="14.93cm" svg:y1="5.205cm" svg:x2="14.923cm" svg:y2="5.946cm" draw:start-shape="id7" draw:start-glue-point="2" draw:end-shape="id8" draw:end-glue-point="0" svg:d="M14930 5205v370h-7v371" svg:viewBox="0 0 8 742">
          <text:p/>
        </draw:connector>
        <draw:connector draw:style-name="gr19" draw:text-style-name="P12" draw:layer="layout" svg:x1="12.861cm" svg:y1="6.981cm" svg:x2="9.863cm" svg:y2="7.774cm" draw:start-shape="id8" draw:start-glue-point="3" draw:end-shape="id9" draw:end-glue-point="0" svg:d="M12861 6981h-2998v793" svg:viewBox="0 0 2999 794">
          <text:p/>
        </draw:connector>
        <draw:custom-shape draw:style-name="gr21" draw:text-style-name="P2" xml:id="id9" draw:id="id9" draw:layer="layout" svg:width="3.725cm" svg:height="2.758cm" svg:x="8.001cm" svg:y="7.774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13cm" svg:height="0.574cm" svg:x="9.719cm" svg:y="6.864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3" draw:layer="layout" svg:width="1.121cm" svg:height="0.636cm" svg:x="14.791cm" svg:y="8.461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2" draw:layer="layout" svg:x1="14.923cm" svg:y1="8.016cm" svg:x2="14.925cm" svg:y2="10.025cm" draw:start-shape="id8" draw:start-glue-point="2" draw:end-shape="id10" draw:end-glue-point="0" svg:d="M14923 8016v1005h2v1004" svg:viewBox="0 0 3 2010">
          <text:p/>
        </draw:connector>
        <draw:custom-shape draw:style-name="gr24" draw:text-style-name="P2" xml:id="id10" draw:id="id10" draw:layer="layout" svg:width="4.124cm" svg:height="1.65cm" svg:x="12.863cm" svg:y="10.025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svg:x1="12.863cm" svg:y1="10.85cm" svg:x2="9.894cm" svg:y2="11.972cm" draw:start-shape="id10" draw:start-glue-point="3" draw:end-shape="id11" draw:end-glue-point="0" svg:d="M12863 10850h-2969v1122" svg:viewBox="0 0 2970 1123">
          <text:p/>
        </draw:connector>
        <draw:custom-shape draw:style-name="gr25" draw:text-style-name="P2" xml:id="id11" draw:id="id11" draw:layer="layout" svg:width="3.726cm" svg:height="2.646cm" svg:x="8.031cm" svg:y="11.972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014cm" svg:height="0.574cm" svg:x="9.893cm" svg:y="11.059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121cm" svg:height="0.636cm" svg:x="14.801cm" svg:y="11.92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2" draw:layer="layout" svg:x1="14.925cm" svg:y1="11.675cm" svg:x2="14.931cm" svg:y2="13.19cm" draw:start-shape="id10" draw:start-glue-point="2" draw:end-shape="id12" draw:end-glue-point="0" svg:d="M14925 11675v758h6v757" svg:viewBox="0 0 7 1516">
          <text:p/>
        </draw:connector>
        <draw:custom-shape draw:style-name="gr27" draw:text-style-name="P2" xml:id="id12" draw:id="id12" draw:layer="layout" svg:width="4.082cm" svg:height="0.82cm" svg:x="12.89cm" svg:y="13.19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svg:x1="15.597cm" svg:y1="2.018cm" svg:x2="3.539cm" svg:y2="3.638cm" draw:start-shape="id2" draw:start-glue-point="2" draw:end-shape="id13" draw:end-glue-point="0" svg:d="M15597 2018v810h-12058v810" svg:viewBox="0 0 12059 1621">
          <text:p/>
        </draw:connector>
        <draw:custom-shape draw:style-name="gr21" draw:text-style-name="P2" xml:id="id13" draw:id="id13" draw:layer="layout" svg:width="3.725cm" svg:height="2.758cm" svg:x="1.677cm" svg:y="3.6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8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29" draw:text-style-name="P14" draw:layer="layout" svg:width="27.178cm" svg:height="1.153cm" svg:x="0.466cm" svg:y="12.7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7.178cm" svg:height="2.08cm" svg:x="0.466cm" svg:y="10.63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44cm" svg:height="0.434cm" svg:x="2.53cm" svg:y="12.818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.144cm" svg:height="0.799cm" svg:x="1.371cm" svg:y="10.945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146cm" svg:height="0.434cm" svg:x="4.849cm" svg:y="12.818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145cm" svg:height="0.434cm" svg:x="7.173cm" svg:y="12.818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2.144cm" svg:height="0.434cm" svg:x="9.494cm" svg:y="12.8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145cm" svg:height="0.434cm" svg:x="11.815cm" svg:y="12.8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2.146cm" svg:height="0.434cm" svg:x="14.137cm" svg:y="12.818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2.144cm" svg:height="0.434cm" svg:x="16.46cm" svg:y="12.8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2.144cm" svg:height="0.434cm" svg:x="18.781cm" svg:y="12.818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145cm" svg:height="0.434cm" svg:x="21.103cm" svg:y="12.8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44cm" svg:height="0.434cm" svg:x="23.424cm" svg:y="12.8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145cm" svg:height="0.799cm" svg:x="3.695cm" svg:y="10.945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145cm" svg:height="0.799cm" svg:x="6.012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6.012cm" svg:y="11.845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2.144cm" svg:height="0.799cm" svg:x="8.334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8.334cm" svg:y="11.84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145cm" svg:height="0.799cm" svg:x="10.658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10.658cm" svg:y="11.8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2.145cm" svg:height="0.799cm" svg:x="12.975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12.975cm" svg:y="11.84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.036cm" svg:height="0.798cm" svg:x="14.089cm" svg:y="11.845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.144cm" svg:height="0.799cm" svg:x="15.3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15.3cm" svg:y="11.84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.036cm" svg:height="0.798cm" svg:x="16.413cm" svg:y="11.8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2.145cm" svg:height="0.799cm" svg:x="17.624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17.624cm" svg:y="11.84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36cm" svg:height="0.798cm" svg:x="18.737cm" svg:y="11.8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2.145cm" svg:height="0.799cm" svg:x="19.941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19.941cm" svg:y="11.84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36cm" svg:height="0.798cm" svg:x="21.054cm" svg:y="11.8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2.145cm" svg:height="0.799cm" svg:x="22.258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036cm" svg:height="0.798cm" svg:x="22.258cm" svg:y="11.84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36cm" svg:height="0.798cm" svg:x="23.371cm" svg:y="11.8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2.145cm" svg:height="0.799cm" svg:x="24.591cm" svg:y="10.9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24.503cm" svg:height="1.206cm" svg:x="0.37cm" svg:y="5.157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8.237cm" svg:height="0.884cm" svg:x="3.091cm" svg:y="5.318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2.84cm" svg:height="0.628cm" svg:x="5.815cm" svg:y="5.446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.515cm" svg:height="0.628cm" svg:x="8.537cm" svg:y="5.44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2.516cm" svg:height="0.884cm" svg:x="11.259cm" svg:y="5.318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882cm" svg:height="0.628cm" svg:x="13.982cm" svg:y="5.446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2.515cm" svg:height="0.628cm" svg:x="16.706cm" svg:y="5.44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877cm" svg:height="0.628cm" svg:x="19.428cm" svg:y="5.446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.515cm" svg:height="0.628cm" svg:x="22.151cm" svg:y="5.44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515cm" svg:height="1.206cm" svg:x="24.873cm" svg:y="5.157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" draw:layer="layout" svg:width="6.027cm" svg:height="2.578cm" svg:x="0.33cm" svg:y="1.13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6.027cm" svg:height="2.578cm" svg:x="6.65cm" svg:y="1.132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7.222cm" svg:height="2.578cm" svg:x="20.328cm" svg:y="1.165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56" draw:text-style-name="P12" draw:layer="layout" svg:x1="8.169cm" svg:y1="5.681cm" svg:x2="20.328cm" svg:y2="2.414cm">
          <text:p/>
        </draw:line>
        <draw:custom-shape draw:style-name="gr45" draw:text-style-name="P21" draw:layer="layout" svg:width="24.503cm" svg:height="1.206cm" svg:x="0.421cm" svg:y="8.273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8.237cm" svg:height="0.884cm" svg:x="3.142cm" svg:y="7.634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2.84cm" svg:height="0.628cm" svg:x="5.866cm" svg:y="7.062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.515cm" svg:height="0.628cm" svg:x="8.588cm" svg:y="7.062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2.516cm" svg:height="0.884cm" svg:x="11.31cm" svg:y="7.63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882cm" svg:height="0.628cm" svg:x="14.033cm" svg:y="7.762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2.515cm" svg:height="0.628cm" svg:x="16.757cm" svg:y="7.762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877cm" svg:height="0.628cm" svg:x="19.479cm" svg:y="7.762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.515cm" svg:height="0.628cm" svg:x="22.202cm" svg:y="7.762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515cm" svg:height="1.206cm" svg:x="24.924cm" svg:y="8.273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7" draw:text-style-name="P12" draw:layer="layout" svg:x1="13.604cm" svg:y1="8.923cm" svg:x2="14.486cm" svg:y2="8.081cm">
          <text:p/>
        </draw:line>
        <draw:line draw:style-name="gr58" draw:text-style-name="P12" draw:layer="layout" svg:x1="1.351cm" svg:y1="8.923cm" svg:x2="25.11cm" svg:y2="8.936cm">
          <text:p/>
        </draw:line>
        <draw:line draw:style-name="gr57" draw:text-style-name="P12" draw:layer="layout" svg:x1="19.272cm" svg:y1="8.936cm" svg:x2="20.154cm" svg:y2="8.094cm">
          <text:p/>
        </draw:line>
        <draw:line draw:style-name="gr57" draw:text-style-name="P12" draw:layer="layout" svg:x1="2.904cm" svg:y1="8.924cm" svg:x2="3.786cm" svg:y2="8.08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9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1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4.289cm" svg:height="0.918cm" svg:x="8.085cm" svg:y="-0.6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67" draw:text-style-name="P28" draw:layer="layout" svg:width="3.861cm" svg:height="14.634cm" svg:x="0.75cm" svg:y="0.91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4.815cm" svg:y="1.4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4.807cm" svg:y="6.3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4.807cm" svg:y="11.2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1.566cm" svg:y="1.4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1.558cm" svg:y="6.2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1.558cm" svg:y="11.2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7.066cm" svg:y="1.4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7.058cm" svg:y="6.2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17.058cm" svg:y="11.2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4.289cm" svg:height="0.918cm" svg:x="12.002cm" svg:y="0.2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4.289cm" svg:height="0.918cm" svg:x="17.53cm" svg:y="0.274cm">
          <text:p text:style-name="P30"><text:span text:style-name="T12">CasparCG: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22.552cm" svg:y="1.3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22.544cm" svg:y="6.2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5.088cm" svg:height="4.28cm" svg:x="22.544cm" svg:y="11.1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draw:layer="layout" svg:width="4.289cm" svg:height="0.918cm" svg:x="23.016cm" svg:y="0.233cm">
          <text:p text:style-name="P30"><text:span text:style-name="T12">vMix: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4.751cm" svg:height="1.972cm" svg:x="5.013cm" svg:y="13.3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4.234cm" svg:height="1.514cm" svg:x="5.487cm" svg:y="4.0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4.234cm" svg:height="1.487cm" svg:x="12.251cm" svg:y="4.0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4.623cm" svg:height="1.404cm" svg:x="11.891cm" svg:y="13.9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73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3">Object in scene</text:span><text:span text:style-name="T14">: [</text:span><text:span text:style-name="T13">string</text:span><text:span text:style-name="T14">]</text:span></text:p>
          <text:p text:style-name="P27"><text:span text:style-name="T8"/></text:p>
          <text:p text:style-name="P27"><text:span text:style-name="T13">Source</text:span><text:span text:style-name="T8">: [</text:span><text:span text:style-name="T13">LinkedDatabase</text:span><text:span text:style-name="T8">/</text:span><text:span text:style-name="T13">DataGridView</text:span><text:span text:style-name="T8">/</text:span><text:span text:style-name="T13">File</text:span><text:span text:style-name="T8">]</text:span></text:p>
          <text:p text:style-name="P27"><text:span text:style-name="T8">Row: [</text:span><text:span text:style-name="T13">number</text:span><text:span text:style-name="T8">/</text:span><text:span text:style-name="T13">selection</text:span><text:span text:style-name="T8">/</text:span><text:span text:style-name="T15">GetRowWhereName=””</text:span><text:span text:style-name="T8">]</text:span></text:p>
          <text:p text:style-name="P27"><text:span text:style-name="T8"/></text:p>
          <text:p text:style-name="P27"><text:span text:style-name="T13">Column</text:span><text:span text:style-name="T8">: [</text:span><text:span text:style-name="T13">name</text:span><text:span text:style-name="T8">/</text:span><text:span text:style-name="T13">number</text:span><text:span text:style-name="T8">]</text:span></text:p>
          <text:p text:style-name="P27"><text:span text:style-name="T8"/></text:p>
          <text:p text:style-name="P27"><text:span text:style-name="T15">If:</text:span></text:p>
          <text:p text:style-name="P27"><text:span text:style-name="T15">Execute if true:</text:span></text:p>
          <text:p text:style-name="P27"><text:span text:style-name="T15">Execute if false:</text:span></text:p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77" draw:text-style-name="P28" draw:layer="layout" svg:width="19.489cm" svg:height="15.62cm" svg:x="0.512cm" svg:y="0.91cm">
          <text:p text:style-name="P27"><text:span text:style-name="T8">TriggerClip(sender)</text:span></text:p>
          <text:p text:style-name="P27"><text:span text:style-name="T8"/></text:p>
          <text:p text:style-name="P27"><text:span text:style-name="T8">Connector.TriggerClip(Control sender)</text:span></text:p>
          <text:p text:style-name="P27"><text:span text:style-name="T8">{</text:span></text:p>
          <text:p text:style-name="P27"><text:span text:style-name="T8"><text:tab/></text:span><text:span text:style-name="T8">switch loadedForm.settings.GraphicsSoftware:</text:span></text:p>
          <text:p text:style-name="P27"><text:span text:style-name="T8"><text:tab/></text:span><text:span text:style-name="T8"><text:tab/></text:span><text:span text:style-name="T8">case xPression:</text:span></text:p>
          <text:p text:style-name="P27"><text:span text:style-name="T8"><text:tab/></text:span><text:span text:style-name="T8"><text:tab/></text:span><text:span text:style-name="T8"><text:tab/></text:span><text:span text:style-name="T8">if(checkForDongel) return;</text:span></text:p>
          <text:p text:style-name="P27"><text:span text:style-name="T8"><text:tab/></text:span><text:span text:style-name="T8"><text:tab/></text:span><text:span text:style-name="T8"><text:tab/>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style-name="gr78" draw:text-style-name="P28" draw:layer="layout" svg:width="12.346cm" svg:height="12.53cm" svg:x="13.389cm" svg:y="2.232cm">
          <text:p text:style-name="P27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0.678cm" svg:height="0.632cm" svg:x="13.475cm" svg:y="1.377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0.678cm" svg:height="0.632cm" svg:x="14.33cm" svg:y="1.362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80" draw:text-style-name="P28" draw:layer="layout" svg:width="3.482cm" svg:height="0.632cm" svg:x="20.272cm" svg:y="1.408cm">
          <text:p text:style-name="P27"><text:span text:style-name="T8">Search</text:span></text:p>
          <draw:enhanced-geometry svg:viewBox="0 0 21600 21600" draw:type="rectangle" draw:enhanced-path="M 0 0 L 21600 0 21600 21600 0 21600 0 0 Z N"/>
        </draw:custom-shape>
        <draw:custom-shape draw:style-name="gr81" draw:text-style-name="P28" draw:layer="layout" svg:width="3.598cm" svg:height="0.632cm" svg:x="20.171cm" svg:y="2.605cm">
          <text:p text:style-name="P27"><text:span text:style-name="T8">Search: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0.678cm" svg:height="0.632cm" svg:x="24.002cm" svg:y="2.605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0.678cm" svg:height="0.632cm" svg:x="25.057cm" svg:y="2.59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.748cm" svg:height="0.632cm" svg:x="23.948cm" svg:y="1.408cm">
          <text:p text:style-name="P2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83" draw:text-style-name="P28" draw:layer="layout" svg:width="5.552cm" svg:height="12.53cm" svg:x="7.587cm" svg:y="2.232cm">
          <text:p text:style-name="P27"><text:span text:style-name="T8">Treeview: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84" draw:text-style-name="P28" draw:layer="layout" svg:width="2.485cm" svg:height="0.632cm" svg:x="7.776cm" svg:y="14.043cm">
          <text:p text:style-name="P27"><text:span text:style-name="T8">Create new</text:span></text:p>
          <draw:enhanced-geometry svg:viewBox="0 0 21600 21600" draw:type="rectangle" draw:enhanced-path="M 0 0 L 21600 0 21600 21600 0 21600 0 0 Z N"/>
        </draw:custom-shape>
        <draw:custom-shape draw:style-name="gr84" draw:text-style-name="P28" draw:layer="layout" svg:width="2.485cm" svg:height="0.632cm" svg:x="10.537cm" svg:y="14.029cm">
          <text:p text:style-name="P27"><text:span text:style-name="T8">Open folder</text:span></text:p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5.188cm" svg:height="4.598cm" svg:x="1.304cm" svg:y="0.646cm">
          <text:p text:style-name="P27"><text:span text:style-name="T8">Search function for in database</text:span></text:p>
          <text:p text:style-name="P27"><text:span text:style-name="T8">Linking database is done in Form settings, show what tables it is expecting and needs to use for the scenes:</text:span></text:p>
          <text:p text:style-name="P27"><text:span text:style-name="T8">Foreach(control control in Form.controls(requiring database input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86" draw:text-style-name="P28" draw:layer="layout" svg:width="24.029cm" svg:height="4.598cm" svg:x="0.246cm" svg:y="0.237cm">
          <text:p text:style-name="P27"><text:span text:style-name="T8">TriggerClip(object? sender, ClipPath clip)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ToggleClips(object? sender, bool state)</text:span></text:p>
          <text:p text:style-name="P27"><text:span text:style-name="T8">PlayScript(object? sender, int index)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24.029cm" svg:height="11.177cm" svg:x="-8.012cm" svg:y="8.314cm">
          <text:p text:style-name="P27"><text:span text:style-name="T8">OperatorButton : Button{}</text:span></text:p>
          <text:p text:style-name="P27"><text:span text:style-name="T8"/></text:p>
          <text:p text:style-name="P27"><text:span text:style-name="T8"/></text:p>
          <text:p text:style-name="P27"><text:span text:style-name="T8">Script_Button : OperatorButton{</text:span></text:p>
          <text:p text:style-name="P27"><text:span text:style-name="T8">List&lt;Scene&gt; Scenes</text:span></text:p>
          <text:p text:style-name="P27"><text:span text:style-name="T8">}</text:span></text:p>
          <text:p text:style-name="P27"><text:span text:style-name="T8"/></text:p>
          <text:p text:style-name="P27"><text:span text:style-name="T8">Toggle_Button : OperatorButton{</text:span></text:p>
          <text:p text:style-name="P27"><text:span text:style-name="T8">String Text</text:span></text:p>
          <text:p text:style-name="P27"><text:span text:style-name="T8">String SceneName</text:span></text:p>
          <text:p text:style-name="P27"><text:span text:style-name="T8">}</text:span></text:p>
          <text:p text:style-name="P27"><text:span text:style-name="T8"/></text:p>
          <text:p text:style-name="P27"><text:span text:style-name="T8"/></text:p>
          <text:p text:style-name="P27"><text:span text:style-name="T8">Section{</text:span></text:p>
          <text:p text:style-name="P27"><text:span text:style-name="T8">ButtonType (can be Toggle_Button or Script_Button)</text:span></text:p>
          <text:p text:style-name="P27"><text:span text:style-name="T8"/></text:p>
          <text:p text:style-name="P27"><text:span text:style-name="T8">String Text (to expose Toggle_Button.Text property)</text:span></text:p>
          <text:p text:style-name="P29"><text:span text:style-name="T8">String SceneName (to expose Toggle_Button.SceneName property)</text:span></text:p>
          <text:p text:style-name="P29"><text:span text:style-name="T8">List&lt;Scene&gt; Scenes (to expose Script_Button.Scenes property)</text:span></text:p>
          <text:p text:style-name="P29"><text:span text:style-name="T8"/></text:p>
          <text:p text:style-name="P29"><text:span text:style-name="T8">Condition Condition</text:span></text:p>
          <text:p text:style-name="P29"><text:span text:style-name="T8">OperatorButton Button</text:span></text:p>
          <text:p text:style-name="P27"><text:span text:style-name="T8">}</text:span></text:p>
          <text:p text:style-name="P27"><text:span text:style-name="T8"/></text:p>
          <text:p text:style-name="P27"><text:span text:style-name="T8">Logic_Button : Control{</text:span></text:p>
          <text:p text:style-name="P27"><text:span text:style-name="T8">List&lt;Section&gt; Buttons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24.029cm" svg:height="11.177cm" svg:x="1.077cm" svg:y="4.835cm">
          <text:p text:style-name="P27"><text:span text:style-name="T8">Toggle button:</text:span></text:p>
          <text:p text:style-name="P27"><text:span text:style-name="T8">Object changes</text:span></text:p>
          <text:p text:style-name="P27"><text:span text:style-name="T8">Clippaths</text:span></text:p>
          <text:p text:style-name="P27"><text:span text:style-name="T8"/></text:p>
          <text:p text:style-name="P27"><text:span text:style-name="T8"/></text:p>
          <text:p text:style-name="P27"><text:span text:style-name="T8">After build:</text:span></text:p>
          <text:p text:style-name="P27"><text:span text:style-name="T8">Scene name +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5-01-15T16:43:25.460000000</dc:date>
    <meta:editing-duration>PT20H44M52S</meta:editing-duration>
    <meta:editing-cycles>13</meta:editing-cycles>
    <meta:generator>LibreOffice/24.8.4.1$Windows_X86_64 LibreOffice_project/1be9007f5d86a3741c366527d13e2970cbeef057</meta:generator>
    <meta:document-statistic meta:object-count="205"/>
  </office:meta>
</office:document-meta>
</file>